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2291" officeooo:paragraph-rsid="00032291"/>
    </style:style>
    <style:style style:name="P2" style:family="paragraph" style:parent-style-name="Standard">
      <style:paragraph-properties fo:text-align="start" style:justify-single-word="false"/>
      <style:text-properties officeooo:rsid="00032291" officeooo:paragraph-rsid="00032291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2291" officeooo:paragraph-rsid="00032291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32291" officeooo:paragraph-rsid="0003229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’utilisation détaillé</text:p>
      <text:p text:style-name="P2"><text:span text:style-name="T1">Nom : </text:span>commande</text:p>
      <text:p text:style-name="P2"><text:span text:style-name="T1">Acteur :</text:span> client</text:p>
      <text:p text:style-name="P2"><text:span text:style-name="T1">Données d’entrée : </text:span>Produit sélectionnes par le client</text:p>
      <text:p text:style-name="P2">Le cas d’utilisation commence lorsque le client clique sur le bouton « valider mon panier »</text:p>
      <text:p text:style-name="P3">Scenario principal :</text:p>
      <text:p text:style-name="P3"/>
      <text:list xml:id="list626584935" text:style-name="L1">
        <text:list-item>
          <text:p text:style-name="P4">le système demande de se connecter</text:p>
        </text:list-item>
        <text:list-item>
          <text:p text:style-name="P4">le client se connecte</text:p>
        </text:list-item>
        <text:list-item>
          <text:p text:style-name="P4">le système demande de choisir le mode de livraison </text:p>
        </text:list-item>
        <text:list-item>
          <text:p text:style-name="P4">le client choisie le mode de livraison</text:p>
        </text:list-item>
        <text:list-item>
          <text:p text:style-name="P4">le client rentre les donnée de paiement dans un formulaire et confirme le paiement</text:p>
        </text:list-item>
        <text:list-item>
          <text:p text:style-name="P4">le système le renvoie a la page d’accueil et envoie un mail de confirma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0:21:05.772858426</meta:creation-date>
    <dc:date>2023-10-16T10:34:39.577368565</dc:date>
    <meta:editing-duration>PT43S</meta:editing-duration>
    <meta:editing-cycles>1</meta:editing-cycles>
    <meta:document-statistic meta:table-count="0" meta:image-count="0" meta:object-count="0" meta:page-count="1" meta:paragraph-count="12" meta:word-count="96" meta:character-count="532" meta:non-whitespace-character-count="453"/>
    <meta:generator>LibreOffice/7.3.7.2$Linux_X86_64 LibreOffice_project/30$Build-2</meta:generator>
  </office:meta>
</office:document-meta>
</file>